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5pt" style:font-size-asian="10.5pt" style:font-size-complex="10.5pt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loext:opacity="100%" style:font-name="Courier New" fo:font-size="10.5pt" fo:font-weight="normal" style:font-name-asian="Courier New" style:font-size-asian="10.5pt" style:font-weight-asian="normal" style:font-name-complex="Courier New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701cm" svg:height="0.416cm" svg:x="3.441cm" svg:y="2.541cm">
          <draw:text-box>
            <text:p text:style-name="P1"><text:span text:style-name="T1">dynamic honey barely urge pipe smooth camera fish play beyond </text:span></text:p>
          </draw:text-box>
        </draw:frame>
        <draw:frame draw:style-name="gr1" draw:text-style-name="P2" draw:layer="layout" svg:width="14.146cm" svg:height="0.416cm" svg:x="3.441cm" svg:y="2.956cm">
          <draw:text-box>
            <text:p text:style-name="P1"><text:span text:style-name="T1">fossil amount neutral finger sad resist tell crowd chaos vanish </text:span></text:p>
          </draw:text-box>
        </draw:frame>
        <draw:frame draw:style-name="gr1" draw:text-style-name="P2" draw:layer="layout" svg:width="5.747cm" svg:height="0.416cm" svg:x="3.441cm" svg:y="3.379cm">
          <draw:text-box>
            <text:p text:style-name="P1"><text:span text:style-name="T1">glare avoid crush popular </text:span></text:p>
          </draw:text-box>
        </draw:frame>
        <draw:frame draw:style-name="gr2" draw:text-style-name="P3" draw:layer="layout" svg:width="17.968cm" svg:height="0.938cm" svg:x="2.006cm" svg:y="13.676cm">
          <draw:text-box>
            <text:p>ghp_wguQXrspcrWKLFrfSaNXIvP5khPA5g1t42A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3cm" fo:margin-left="3.4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0T19:35:38.513585315</dc:date>
    <meta:editing-duration>PT27S</meta:editing-duration>
    <meta:editing-cycles>1</meta:editing-cycles>
    <meta:generator>LibreOffice/24.2.5.2$Linux_X86_64 LibreOffice_project/420$Build-2</meta:generator>
    <meta:document-statistic meta:object-count="4"/>
  </office:meta>
</office:document-meta>
</file>